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423cm" fo:margin-bottom="0.212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.5cm" fo:text-align="start" fo:text-indent="0cm" style:punctuation-wrap="hanging" style:writing-mode="lr-tb">
        <style:tab-stops>
          <style:tab-stop style:position="1.292cm"/>
          <style:tab-stop style:position="2.372cm"/>
          <style:tab-stop style:position="3.832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1.058cm" fo:margin-bottom="0.5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1.27cm" fo:margin-bottom="0.5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957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423cm" fo:margin-bottom="0.423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0000" style:text-line-through-style="none" fo:font-family="'Courier New'" style:font-family-generic="modern" fo:font-size="38pt" fo:letter-spacing="normal" fo:font-style="normal" style:text-underline-style="none" fo:font-weight="normal" style:font-size-asian="38pt" style:font-style-asian="normal" style:font-weight-asian="normal" style:font-family-complex="'Courier New'" style:font-family-generic-complex="modern" style:font-size-complex="38pt" style:font-style-complex="normal" style:font-weight-complex="normal"/>
    </style:style>
    <style:style style:name="T7" style:family="text">
      <style:text-properties fo:color="#000000" style:text-line-through-style="none" fo:font-family="Calibri" fo:font-size="38pt" fo:letter-spacing="normal" fo:font-style="normal" style:text-underline-style="none" fo:font-weight="normal" style:font-size-asian="38pt" style:font-style-asian="normal" style:font-weight-asian="normal" style:font-family-complex="'Courier New'" style:font-family-generic-complex="modern" style:font-size-complex="38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11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MORE COMPLEX DECISION MAKINGS: PART 1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CIS115 Lesson 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How to design programs that need more complex decision makings</text:span></text:p>
              </text:list-item>
              <text:list-item>
                <text:p text:style-name="P3"><text:span text:style-name="T2">How to write code for programs that need multiple if else statements</text:span></text:p>
              </text:list-item>
              <text:list-item>
                <text:p text:style-name="P3"><text:span text:style-name="T2">How to add </text:span><text:span text:style-name="T3">if</text:span><text:span text:style-name="T4"> or </text:span><text:span text:style-name="T3">if-else</text:span><text:span text:style-name="T4"> statements inside other </text:span><text:span text:style-name="T3">if</text:span><text:span text:style-name="T4"> or </text:span><text:span text:style-name="T3">if-else</text:span><text:span text:style-name="T4"> statements</text:span></text:p>
              </text:list-item>
              <text:list-item>
                <text:p text:style-name="P3"><text:span text:style-name="T4">How to write a more complex program by adding code gradually to a simpler ve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e if-else Statements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Multiple </text:span><text:span text:style-name="T6">if-else</text:span><text:span text:style-name="T7"> Statements</text:span></text:p>
          </draw:text-box>
        </draw:frame>
        <draw:frame draw:name="Content Placeholder 2" presentation:style-name="pr8" draw:text-style-name="P2" draw:layer="layout" svg:width="23.282cm" svg:height="12.276cm" svg:x="1.27cm" svg:y="4.022cm" presentation:class="outline" presentation:user-transformed="true">
          <draw:text-box>
            <text:list text:style-name="L3">
              <text:list-item>
                <text:p text:style-name="P4"><text:span text:style-name="T8">Some problems require multiple </text:span><text:span text:style-name="T9">if-else</text:span><text:span text:style-name="T10"> statements to solve</text:span></text:p>
              </text:list-item>
              <text:list-item>
                <text:p text:style-name="P4"><text:span text:style-name="T10">We can put one </text:span><text:span text:style-name="T9">if-else</text:span><text:span text:style-name="T10"> statement inside another </text:span><text:span text:style-name="T9">if-else</text:span><text:span text:style-name="T10"> statement (nesting)</text:span></text:p>
              </text:list-item>
              <text:list-item>
                <text:p text:style-name="P4"><text:span text:style-name="T10">When we write code to put one </text:span><text:span text:style-name="T9">if-else</text:span><text:span text:style-name="T10"> statement inside another </text:span><text:span text:style-name="T9">if-else</text:span><text:span text:style-name="T10"> statement, be very careful about which one goes on the inside</text:span></text:p>
              </text:list-item>
              <text:list-item>
                <text:p text:style-name="P4"><text:span text:style-name="T10">Write a simplified version first, add more later</text:span></text:p>
              </text:list-item>
            </text:list>
            <text:p text:style-name="P4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2.571cm" svg:x="1.27cm" svg:y="3.81cm" presentation:class="outline" presentation:user-transformed="true">
          <draw:text-box>
            <text:list text:style-name="L3">
              <text:list-item>
                <text:p text:style-name="P5"><text:span text:style-name="T8">An associate degree program in a community college requires 68 credit hours and cumulative GPA of 2.0 for graduation. <text:s/>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2">Write a program to do the following. <text:s/></text:span></text:p>
                  </text:list-item>
                  <text:list-item>
                    <text:p text:style-name="P5"><text:span text:style-name="T12">Ask the user to enter the number of credit hours he has finished and his cumulative GPA. <text:s/></text:span></text:p>
                  </text:list-item>
                  <text:list-item>
                    <text:p text:style-name="P5"><text:span text:style-name="T12">If the number of credit hours reaches 68 and GPA reaches 2.0, display the text “You are eligible to graduate”. <text:s/></text:span></text:p>
                  </text:list-item>
                  <text:list-item>
                    <text:p text:style-name="P5"><text:span text:style-name="T12">Otherwise, display the text “You are not eligible to graduate” </text:span><text:span text:style-name="T13">and explain why the student is not elig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2.623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3.757cm" svg:x="1.27cm" svg:y="4.022cm" presentation:class="outline" presentation:user-transformed="true">
          <draw:text-box>
            <text:p text:style-name="P6"><text:span text:style-name="T12">1.</text:span><text:span text:style-name="T12"><text:tab/></text:span><text:span text:style-name="T12">Enter credits finished and GPA</text:span></text:p>
            <text:p text:style-name="P6"><text:span text:style-name="T12">2.</text:span><text:span text:style-name="T12"><text:tab/></text:span><text:span text:style-name="T12">If (credits finished <text:s/>&gt;= 68 and GPA &gt;= 2.0)</text:span></text:p>
            <text:p text:style-name="P6"><text:span text:style-name="T12"><text:s text:c="4"/></text:span><text:span text:style-name="T12"><text:tab/></text:span><text:span text:style-name="T12">{</text:span></text:p>
            <text:p text:style-name="P6"><text:span text:style-name="T12"><text:s text:c="14"/></text:span><text:span text:style-name="T12">Display text telling student eligible to graduate</text:span></text:p>
            <text:p text:style-name="P6"><text:span text:style-name="T12"><text:s text:c="4"/></text:span><text:span text:style-name="T12"><text:tab/></text:span><text:span text:style-name="T12">}</text:span></text:p>
            <text:p text:style-name="P6"><text:span text:style-name="T12"><text:tab/></text:span><text:span text:style-name="T12">else</text:span></text:p>
            <text:p text:style-name="P6"><text:span text:style-name="T12"><text:s text:c="7"/></text:span><text:span text:style-name="T12">{</text:span></text:p>
            <text:p text:style-name="P6"><text:span text:style-name="T12"><text:s text:c="14"/></text:span><text:span text:style-name="T12">Display text telling student ineligible to graduate</text:span></text:p>
            <text:p text:style-name="P6"><text:span text:style-name="T12"><text:s text:c="14"/></text:span><text:span text:style-name="T12">If (credits finished &lt; 68)</text:span></text:p>
            <text:p text:style-name="P6"><text:span text:style-name="T12"><text:s text:c="22"/></text:span><text:span text:style-name="T12">Display text about not enough credits</text:span></text:p>
            <text:p text:style-name="P6"><text:span text:style-name="T12"><text:s text:c="14"/></text:span><text:span text:style-name="T12">If (GPA &lt; 2.0)</text:span></text:p>
            <text:p text:style-name="P6"><text:span text:style-name="T12"><text:s text:c="22"/></text:span><text:span text:style-name="T12">Display text about GPA not high enough</text:span></text:p>
            <text:p text:style-name="P6"><text:span text:style-name="T12"><text:s text:c="7"/></text:span><text:span text:style-name="T12">}</text:span></text:p>
            <text:p text:style-name="P6"><text:span text:style-name="T12"/></text:p>
            <text:p text:style-name="P6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7"><text:span text:style-name="T14">// File: Lesson11P5.cpp</text:span></text:p>
            <text:p text:style-name="P7"><text:span text:style-name="T14">// Created by Man-Chi Leung on 1/16/13</text:span></text:p>
            <text:p text:style-name="P7"><text:span text:style-name="T14">// This program uses number of credits and GPA to </text:span></text:p>
            <text:p text:style-name="P7"><text:span text:style-name="T14">// determine whether student is eligible to graduate.</text:span></text:p>
            <text:p text:style-name="P7"><text:span text:style-name="T14">// Shows what requirement(s) not met if student is </text:span></text:p>
            <text:p text:style-name="P7"><text:span text:style-name="T14">// ineligible to graduate</text:span></text:p>
            <text:p text:style-name="P7"><text:span text:style-name="T14"/></text:p>
            <text:p text:style-name="P7"><text:span text:style-name="T14">#include &lt;cstdlib&gt;</text:span></text:p>
            <text:p text:style-name="P7"><text:span text:style-name="T14">#include &lt;iostream&gt;</text:span></text:p>
            <text:p text:style-name="P7"><text:span text:style-name="T14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7"><text:span text:style-name="T12">int main()</text:span></text:p>
            <text:p text:style-name="P7"><text:span text:style-name="T12">{</text:span></text:p>
            <text:p text:style-name="P7"><text:span text:style-name="T12"><text:s text:c="8"/></text:span><text:span text:style-name="T12">// Decalre variables <text:s text:c="3"/></text:span></text:p>
            <text:p text:style-name="P7"><text:span text:style-name="T12"><text:s text:c="8"/></text:span><text:span text:style-name="T12">double creditsFinished = 0.0;</text:span></text:p>
            <text:p text:style-name="P7"><text:span text:style-name="T12"><text:s text:c="8"/></text:span><text:span text:style-name="T12">double gpa = 0.0;</text:span></text:p>
            <text:p text:style-name="P7"><text:span text:style-name="T12"><text:s text:c="4"/></text:span></text:p>
            <text:p text:style-name="P7"><text:span text:style-name="T12"><text:s text:c="8"/></text:span><text:span text:style-name="T12">// Request input</text:span></text:p>
            <text:p text:style-name="P7"><text:span text:style-name="T12"><text:s text:c="8"/></text:span><text:span text:style-name="T12">cout &lt;&lt; "How many credits have you finished? ";</text:span></text:p>
            <text:p text:style-name="P7"><text:span text:style-name="T12"><text:s text:c="8"/></text:span><text:span text:style-name="T12">cin &gt;&gt; creditsFinished;</text:span></text:p>
            <text:p text:style-name="P7"><text:span text:style-name="T12"><text:s text:c="8"/></text:span><text:span text:style-name="T12">cout &lt;&lt; "What is your cumulative GPA? ";</text:span></text:p>
            <text:p text:style-name="P7"><text:span text:style-name="T12"><text:s text:c="8"/></text:span><text:span text:style-name="T12">cin &gt;&gt; gpa;</text:span></text:p>
            <text:p text:style-name="P7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2.571cm" svg:x="1.27cm" svg:y="3.598cm" presentation:class="outline" presentation:user-transformed="true">
          <draw:text-box>
            <text:p text:style-name="P3"><text:span text:style-name="T12"><text:s text:c="8"/></text:span><text:span text:style-name="T12">// Determine graduation eligibility and print message</text:span></text:p>
            <text:p text:style-name="P7"><text:span text:style-name="T12"><text:s text:c="8"/></text:span><text:span text:style-name="T12">if ((creditsFinished &gt;= 68) &amp;&amp; (gpa &gt;= 2.0))</text:span></text:p>
            <text:p text:style-name="P3"><text:span text:style-name="T12"><text:s text:c="8"/></text:span><text:span text:style-name="T12">{</text:span></text:p>
            <text:p text:style-name="P3"><text:span text:style-name="T12"><text:s text:c="16"/></text:span><text:span text:style-name="T12">cout &lt;&lt; "You are eligible to graduate." &lt;&lt; endl;</text:span></text:p>
            <text:p text:style-name="P3"><text:span text:style-name="T12"><text:s text:c="8"/></text:span><text:span text:style-name="T12">}</text:span></text:p>
            <text:p text:style-name="P3"><text:span text:style-name="T12"><text:s text:c="8"/></text:span><text:span text:style-name="T12">else</text:span></text:p>
            <text:p text:style-name="P3"><text:span text:style-name="T12"><text:s text:c="8"/></text:span><text:span text:style-name="T12">{</text:span></text:p>
            <text:p text:style-name="P3"><text:span text:style-name="T12"><text:s text:c="16"/></text:span><text:span text:style-name="T12">cout &lt;&lt; "You are not eligible to graduate." &lt;&lt; endl;</text:span></text:p>
            <text:p text:style-name="P3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uation Program: New Version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Graduation Program: New Version</text:span></text:p>
          </draw:text-box>
        </draw:frame>
        <draw:frame draw:name="Content Placeholder 2" presentation:style-name="pr5" draw:text-style-name="P2" draw:layer="layout" svg:width="23.282cm" svg:height="14.604cm" svg:x="1.27cm" svg:y="3.598cm" presentation:class="outline" presentation:user-transformed="true">
          <draw:text-box>
            <text:p text:style-name="P7"><text:span text:style-name="T12"><text:s text:c="15"/></text:span><text:span text:style-name="T12">if (creditsFinished &lt; 68)</text:span></text:p>
            <text:p text:style-name="P7"><text:span text:style-name="T12"><text:s text:c="15"/></text:span><text:span text:style-name="T12">{</text:span></text:p>
            <text:p text:style-name="P7"><text:span text:style-name="T12"><text:s text:c="23"/></text:span><text:span text:style-name="T12">cout &lt;&lt; "Expected total credit hours less than 68" </text:span></text:p>
            <text:p text:style-name="P7"><text:span text:style-name="T12"><text:s text:c="32"/></text:span><text:span text:style-name="T12">&lt;&lt; endl;</text:span></text:p>
            <text:p text:style-name="P7"><text:span text:style-name="T12"><text:s text:c="15"/></text:span><text:span text:style-name="T12">}</text:span></text:p>
            <text:p text:style-name="P7"><text:span text:style-name="T12"><text:s text:c="15"/></text:span><text:span text:style-name="T12">if (gpa &lt; 2.0)</text:span></text:p>
            <text:p text:style-name="P7"><text:span text:style-name="T12"><text:s text:c="15"/></text:span><text:span text:style-name="T12">{</text:span></text:p>
            <text:p text:style-name="P7"><text:span text:style-name="T12"><text:s text:c="22"/></text:span><text:span text:style-name="T12">cout &lt;&lt; "GPA less than 2.0" &lt;&lt; endl;</text:span></text:p>
            <text:p text:style-name="P7"><text:span text:style-name="T12"><text:s text:c="15"/></text:span><text:span text:style-name="T12">}</text:span></text:p>
            <text:p text:style-name="P7"><text:span text:style-name="T12"><text:s text:c="8"/></text:span><text:span text:style-name="T12">}</text:span></text:p>
            <text:p text:style-name="P7"><text:span text:style-name="T12"><text:s/></text:span></text:p>
            <text:p text:style-name="P7"><text:span text:style-name="T12"><text:s text:c="8"/></text:span><text:span text:style-name="T12">system("pause");</text:span></text:p>
            <text:p text:style-name="P7"><text:span text:style-name="T12"><text:s text:c="8"/></text:span><text:span text:style-name="T12">return 0;</text:span></text:p>
            <text:p text:style-name="P7"><text:span text:style-name="T12">}</text:span></text:p>
            <text:p text:style-name="P7"><text:span text:style-name="T12"><text:s text:c="7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4.476cm" svg:x="1.27cm" svg:y="3.938cm" presentation:class="outline" presentation:user-transformed="true">
          <draw:text-box>
            <text:list text:style-name="L3">
              <text:list-item>
                <text:p text:style-name="P8"><text:span text:style-name="T14">Suppose three people are playing a very simple card game. <text:s/></text:span></text:p>
              </text:list-item>
              <text:list-item>
                <text:p text:style-name="P8"><text:span text:style-name="T14">They only use 9 cards: Spade 2 through Spade 9.</text:span></text:p>
              </text:list-item>
              <text:list-item>
                <text:p text:style-name="P8"><text:span text:style-name="T14">Each person draws a card at random. <text:s/></text:span></text:p>
              </text:list-item>
              <text:list-item>
                <text:p text:style-name="P8"><text:span text:style-name="T14">The person whose card has the highest value is the winner. </text:span></text:p>
              </text:list-item>
            </text:list>
            <text:p text:style-name="P8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4.476cm" svg:x="1.27cm" svg:y="3.938cm" presentation:class="outline" presentation:user-transformed="true">
          <draw:text-box>
            <text:list text:style-name="L3">
              <text:list-item>
                <text:p text:style-name="P9"><text:span text:style-name="T15">Write a program to do the following. <text:s/></text:span></text:p>
              </text:list-item>
              <text:list-item>
                <text:p text:style-name="P9"><text:span text:style-name="T15">Ask the user to enter the value of the cards drawn by the three players. <text:s/></text:span></text:p>
              </text:list-item>
              <text:list-item>
                <text:p text:style-name="P9"><text:span text:style-name="T15">Determine which player is the winner.</text:span></text:p>
              </text:list-item>
            </text:list>
            <text:p text:style-name="P9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8">When is player A the winner?</text:span></text:p>
              </text:list-item>
            </text:list>
            <text:p text:style-name="P10"><text:span text:style-name="T16"/></text:p>
            <text:p text:style-name="P10"><text:span text:style-name="T17">If (player A’s card &gt; player B’s card and </text:span></text:p>
            <text:p text:style-name="P10"><text:span text:style-name="T17"><text:s text:c="5"/></text:span><text:span text:style-name="T17">player A’s card &gt; player C’s card)</text:span></text:p>
            <text:p text:style-name="P10"><text:span text:style-name="T17">{</text:span></text:p>
            <text:p text:style-name="P10"><text:span text:style-name="T17"><text:tab/></text:span><text:span text:style-name="T17">Display “Player A wins”</text:span></text:p>
            <text:p text:style-name="P10"><text:span text:style-name="T17">}</text:span></text:p>
            <text:list text:continue-numbering="true" text:style-name="L3">
              <text:list-item>
                <text:p text:style-name="P4"><text:span text:style-name="T8">We can use the same logic for the other players</text:span></text:p>
              </text:list-item>
            </text:list>
            <text:p text:style-name="P3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2.571cm" svg:x="1.27cm" svg:y="4.022cm" presentation:class="outline" presentation:user-transformed="true">
          <draw:text-box>
            <text:p text:style-name="P7"><text:span text:style-name="T12">// File: Lesson11P1.cpp</text:span></text:p>
            <text:p text:style-name="P7"><text:span text:style-name="T12">// Created by Man-Chi Leung on 7/6/13</text:span></text:p>
            <text:p text:style-name="P7"><text:span text:style-name="T12">// This program compares the value of the cards drawn by three</text:span></text:p>
            <text:p text:style-name="P7"><text:span text:style-name="T12">// players and determines which card has the highest value.</text:span></text:p>
            <text:p text:style-name="P7"><text:span text:style-name="T12"/></text:p>
            <text:p text:style-name="P7"><text:span text:style-name="T12">#include &lt;cstdlib&gt;</text:span></text:p>
            <text:p text:style-name="P7"><text:span text:style-name="T12">#include &lt;iostream&gt;</text:span></text:p>
            <text:p text:style-name="P7"><text:span text:style-name="T12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4.816cm" svg:x="1.27cm" svg:y="4.022cm" presentation:class="outline" presentation:user-transformed="true">
          <draw:text-box>
            <text:p text:style-name="P7"><text:span text:style-name="T12">int main()</text:span></text:p>
            <text:p text:style-name="P7"><text:span text:style-name="T12">{</text:span></text:p>
            <text:p text:style-name="P7"><text:span text:style-name="T12"><text:s text:c="8"/></text:span><text:span text:style-name="T12">// Declare variables</text:span></text:p>
            <text:p text:style-name="P7"><text:span text:style-name="T12"><text:s text:c="8"/></text:span><text:span text:style-name="T12">double a = 0.0;</text:span></text:p>
            <text:p text:style-name="P7"><text:span text:style-name="T12"><text:s text:c="8"/></text:span><text:span text:style-name="T12">double b = 0.0;</text:span></text:p>
            <text:p text:style-name="P7"><text:span text:style-name="T12"><text:s text:c="8"/></text:span><text:span text:style-name="T12">double c = 0.0; <text:s text:c="2"/></text:span></text:p>
            <text:p text:style-name="P7"><text:span text:style-name="T12"><text:s text:c="8"/></text:span></text:p>
            <text:p text:style-name="P7"><text:span text:style-name="T12"><text:s text:c="8"/></text:span><text:span text:style-name="T12">// Request input</text:span></text:p>
            <text:p text:style-name="P7"><text:span text:style-name="T12"><text:s text:c="8"/></text:span><text:span text:style-name="T12">cout &lt;&lt; "Enter value of card drawn by player A: ";</text:span></text:p>
            <text:p text:style-name="P7"><text:span text:style-name="T12"><text:s text:c="8"/></text:span><text:span text:style-name="T12">cin &gt;&gt; a;</text:span></text:p>
            <text:p text:style-name="P7"><text:span text:style-name="T12"><text:s text:c="8"/></text:span><text:span text:style-name="T12">cout &lt;&lt; "Enter value of card drawn by player B: ";</text:span></text:p>
            <text:p text:style-name="P7"><text:span text:style-name="T12"><text:s text:c="8"/></text:span><text:span text:style-name="T12">cin &gt;&gt; b; </text:span></text:p>
            <text:p text:style-name="P7"><text:span text:style-name="T12"><text:s text:c="8"/></text:span><text:span text:style-name="T12">cout &lt;&lt; "Enter value of card drawn by player C: ";</text:span></text:p>
            <text:p text:style-name="P7"><text:span text:style-name="T12"><text:s text:c="8"/></text:span><text:span text:style-name="T12">cin &gt;&gt; c; <text:s text:c="2"/>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2.571cm" svg:x="1.27cm" svg:y="4.022cm" presentation:class="outline" presentation:user-transformed="true">
          <draw:text-box>
            <text:p text:style-name="P7"><text:span text:style-name="T12"><text:s text:c="8"/></text:span><text:span text:style-name="T12">// Determine which player has winning card and display result</text:span></text:p>
            <text:p text:style-name="P7"><text:span text:style-name="T12"><text:s text:c="8"/></text:span><text:span text:style-name="T12">if (a &gt; b &amp;&amp; a &gt; c)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6"/></text:span><text:span text:style-name="T12">cout &lt;&lt; "Player A wins" &lt;&lt; endl;</text:span></text:p>
            <text:p text:style-name="P7"><text:span text:style-name="T12"><text:s text:c="8"/></text:span><text:span text:style-name="T12">}</text:span></text:p>
            <text:p text:style-name="P7"><text:span text:style-name="T12"><text:s text:c="8"/></text:span><text:span text:style-name="T12">else if (b &gt; a &amp;&amp; b &gt; c)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5"/></text:span><text:span text:style-name="T12">cout &lt;&lt; "Player B wins" &lt;&lt; endl;</text:span></text:p>
            <text:p text:style-name="P7"><text:span text:style-name="T12"><text:s text:c="8"/></text:span><text:span text:style-name="T12">}</text:span></text:p>
            <text:p text:style-name="P7"><text:span text:style-name="T12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inner Problem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Winner Problem</text:span></text:p>
          </draw:text-box>
        </draw:frame>
        <draw:frame draw:name="Content Placeholder 2" presentation:style-name="pr5" draw:text-style-name="P2" draw:layer="layout" svg:width="23.282cm" svg:height="12.571cm" svg:x="1.27cm" svg:y="4.022cm" presentation:class="outline" presentation:user-transformed="true">
          <draw:text-box>
            <text:p text:style-name="P7"><text:span text:style-name="T12"><text:s text:c="8"/></text:span><text:span text:style-name="T12">else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2"/></text:span><text:span text:style-name="T12">cout &lt;&lt; "Player C wins" &lt;&lt; endl;</text:span></text:p>
            <text:p text:style-name="P7"><text:span text:style-name="T12"><text:s text:c="8"/></text:span><text:span text:style-name="T12">} <text:s text:c="2"/></text:span></text:p>
            <text:p text:style-name="P7"><text:span text:style-name="T12"><text:s/></text:span></text:p>
            <text:p text:style-name="P7"><text:span text:style-name="T12"><text:s text:c="8"/></text:span><text:span text:style-name="T12">system("pause");</text:span></text:p>
            <text:p text:style-name="P7"><text:span text:style-name="T12"><text:s text:c="8"/></text:span><text:span text:style-name="T12">return 0;</text:span></text:p>
            <text:p text:style-name="P7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the Value of the Largest Number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Finding the Value of the Largest Number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4"><text:span text:style-name="T8">Given three numbers A, B and C. <text:s/></text:span></text:p>
              </text:list-item>
              <text:list-item>
                <text:p text:style-name="P4"><text:span text:style-name="T8">Find the value of the largest number. <text:s/></text:span></text:p>
              </text:list-item>
              <text:list-item>
                <text:p text:style-name="P4"><text:span text:style-name="T8">These three numbers may not be distinct. <text:s/></text:span></text:p>
              </text:list-item>
              <text:list-item>
                <text:p text:style-name="P4"><text:span text:style-name="T8">Two or all three numbers may be the same. <text:s/></text:span></text:p>
              </text:list-item>
              <text:list-item>
                <text:p text:style-name="P4"><text:span text:style-name="T8">We want to know the value of the largest number.</text:span></text:p>
              </text:list-item>
              <text:list-item>
                <text:p text:style-name="P4"><text:span text:style-name="T8">We don’t care which number it 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the Value of the Largest Number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Finding the Value of the Largest Number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Example:</text:span></text:p>
              </text:list-item>
            </text:list>
            <text:p text:style-name="P10"><text:span text:style-name="T19"/></text:p>
            <text:p text:style-name="P10"><text:span text:style-name="T19">Enter first number: 8</text:span></text:p>
            <text:p text:style-name="P10"><text:span text:style-name="T19">Enter second number: 5</text:span></text:p>
            <text:p text:style-name="P10"><text:span text:style-name="T19">Enter third number: 8</text:span></text:p>
            <text:p text:style-name="P10"><text:span text:style-name="T19">Value of largest number: 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 the Value of the Largest Number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Finding the Value of the Largest Number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8">There are a few ways to solve this problem.</text:span></text:p>
              </text:list-item>
              <text:list-item>
                <text:p text:style-name="P5"><text:span text:style-name="T8">We are going to solve it in two different ways.</text:span></text:p>
              </text:list-item>
              <text:list-item>
                <text:p text:style-name="P5"><text:span text:style-name="T8">First solution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4">Compare each number with the other two simultaneously; similar to what we did in the winner problem</text:span></text:p>
                  </text:list-item>
                  <text:list-item>
                    <text:p text:style-name="P5"><text:span text:style-name="T14">This method works fine when we only have three numbers to comp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1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1</text:span></text:p>
          </draw:text-box>
        </draw:frame>
        <draw:frame draw:name="Content Placeholder 2" presentation:style-name="pr8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Pseudocode</text:span><text:span text:style-name="T12">:</text:span></text:p>
              </text:list-item>
            </text:list>
            <text:p text:style-name="P3"><text:span text:style-name="T12"/></text:p>
            <text:list text:continue-numbering="true" text:style-name="L3">
              <text:list-item>
                <text:p text:style-name="P3"><text:span text:style-name="T2">If (A &gt;= B and A &gt;= C)</text:span></text:p>
              </text:list-item>
            </text:list>
            <text:p text:style-name="P10"><text:span text:style-name="T2">{</text:span></text:p>
            <text:p text:style-name="P10"><text:span text:style-name="T2"><text:tab/></text:span><text:span text:style-name="T2">Largest number = A</text:span></text:p>
            <text:p text:style-name="P10"><text:span text:style-name="T2">}</text:span></text:p>
            <text:list text:continue-numbering="true" text:style-name="L3">
              <text:list-item>
                <text:p text:style-name="P8"><text:span text:style-name="T2">Same logic for B and 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1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1</text:span></text:p>
          </draw:text-box>
        </draw:frame>
        <draw:frame draw:name="Content Placeholder 2" presentation:style-name="pr5" draw:text-style-name="P2" draw:layer="layout" svg:width="23.282cm" svg:height="12.571cm" svg:x="1.27cm" svg:y="4.445cm" presentation:class="outline" presentation:user-transformed="true">
          <draw:text-box>
            <text:p text:style-name="P7"><text:span text:style-name="T12">// File: Lesson11P2.cpp</text:span></text:p>
            <text:p text:style-name="P7"><text:span text:style-name="T12">// Created by Man-Chi Leung on 7/6/13</text:span></text:p>
            <text:p text:style-name="P7"><text:span text:style-name="T12">// This program finds the largest value among three. <text:s/></text:span></text:p>
            <text:p text:style-name="P7"><text:span text:style-name="T12">// Some values may be the same.</text:span></text:p>
            <text:p text:style-name="P7"><text:span text:style-name="T12"/></text:p>
            <text:p text:style-name="P7"><text:span text:style-name="T12">#include &lt;cstdlib&gt;</text:span></text:p>
            <text:p text:style-name="P7"><text:span text:style-name="T12">#include &lt;iostream&gt;</text:span></text:p>
            <text:p text:style-name="P7"><text:span text:style-name="T12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1" draw:style-name="dp1" draw:master-page-name="Default_20_1" presentation:presentation-page-layout-name="AL2T11">
        <draw:frame draw:name="Title 1" presentation:style-name="pr7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11">Value of Largest Number: Solution 1</text:span></text:p>
          </draw:text-box>
        </draw:frame>
        <draw:frame draw:name="Content Placeholder 2" presentation:style-name="pr5" draw:text-style-name="P2" draw:layer="layout" svg:width="23.282cm" svg:height="15.239cm" svg:x="1.27cm" svg:y="3.175cm" presentation:class="outline" presentation:user-transformed="true">
          <draw:text-box>
            <text:p text:style-name="P7"><text:span text:style-name="T12">int main()</text:span></text:p>
            <text:p text:style-name="P7"><text:span text:style-name="T12">{</text:span></text:p>
            <text:p text:style-name="P7"><text:span text:style-name="T12"><text:s text:c="8"/></text:span><text:span text:style-name="T12">// Declare variables</text:span></text:p>
            <text:p text:style-name="P7"><text:span text:style-name="T12"><text:s text:c="8"/></text:span><text:span text:style-name="T12">double a = 0.0;</text:span></text:p>
            <text:p text:style-name="P7"><text:span text:style-name="T12"><text:s text:c="8"/></text:span><text:span text:style-name="T12">double b = 0.0;</text:span></text:p>
            <text:p text:style-name="P7"><text:span text:style-name="T12"><text:s text:c="8"/></text:span><text:span text:style-name="T12">double c = 0.0;</text:span></text:p>
            <text:p text:style-name="P7"><text:span text:style-name="T12"><text:s text:c="8"/></text:span><text:span text:style-name="T12">double largest = 0.0; </text:span></text:p>
            <text:p text:style-name="P7"><text:span text:style-name="T12"><text:s text:c="4"/></text:span></text:p>
            <text:p text:style-name="P7"><text:span text:style-name="T12"><text:s text:c="8"/></text:span><text:span text:style-name="T12">// Request input</text:span></text:p>
            <text:p text:style-name="P7"><text:span text:style-name="T12"><text:s text:c="8"/></text:span><text:span text:style-name="T12">cout &lt;&lt; "Enter first number: ";</text:span></text:p>
            <text:p text:style-name="P7"><text:span text:style-name="T12"><text:s text:c="8"/></text:span><text:span text:style-name="T12">cin &gt;&gt; a; </text:span></text:p>
            <text:p text:style-name="P7"><text:span text:style-name="T12"><text:s text:c="8"/></text:span><text:span text:style-name="T12">cout &lt;&lt; "Enter second number: ";</text:span></text:p>
            <text:p text:style-name="P7"><text:span text:style-name="T12"><text:s text:c="8"/></text:span><text:span text:style-name="T12">cin &gt;&gt; b;</text:span></text:p>
            <text:p text:style-name="P7"><text:span text:style-name="T12"><text:s text:c="8"/></text:span><text:span text:style-name="T12">cout &lt;&lt; "Enter third number: ";</text:span></text:p>
            <text:p text:style-name="P7"><text:span text:style-name="T12"><text:s text:c="8"/></text:span><text:span text:style-name="T12">cin &gt;&gt; c; <text:s text:c="5"/>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1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1</text:span></text:p>
          </draw:text-box>
        </draw:frame>
        <draw:frame draw:name="Content Placeholder 2" presentation:style-name="pr5" draw:text-style-name="P2" draw:layer="layout" svg:width="23.282cm" svg:height="14.181cm" svg:x="1.27cm" svg:y="4.445cm" presentation:class="outline" presentation:user-transformed="true">
          <draw:text-box>
            <text:p text:style-name="P7"><text:span text:style-name="T12"><text:s text:c="8"/></text:span><text:span text:style-name="T12">// Determine largest number and display result</text:span></text:p>
            <text:p text:style-name="P7"><text:span text:style-name="T12"><text:s text:c="8"/></text:span><text:span text:style-name="T12">if (a &gt;= b &amp;&amp; a &gt;= c)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5"/></text:span><text:span text:style-name="T12">largest = a;</text:span></text:p>
            <text:p text:style-name="P7"><text:span text:style-name="T12"><text:s text:c="8"/></text:span><text:span text:style-name="T12">} </text:span></text:p>
            <text:p text:style-name="P7"><text:span text:style-name="T12"><text:s text:c="8"/></text:span><text:span text:style-name="T12">else if (b &gt;= a &amp;&amp; b &gt;= c)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4"/></text:span><text:span text:style-name="T12">largest = b;</text:span></text:p>
            <text:p text:style-name="P7"><text:span text:style-name="T12"><text:s text:c="8"/></text:span><text:span text:style-name="T12">}</text:span></text:p>
            <text:p text:style-name="P7"><text:span text:style-name="T12"><text:s text:c="8"/></text:span><text:span text:style-name="T12">else <text:s/></text:span></text:p>
            <text:p text:style-name="P7"><text:span text:style-name="T12"><text:s text:c="8"/></text:span><text:span text:style-name="T12">{</text:span></text:p>
            <text:p text:style-name="P7"><text:span text:style-name="T12"><text:s text:c="14"/></text:span><text:span text:style-name="T12">largest = c;</text:span></text:p>
            <text:p text:style-name="P7"><text:span text:style-name="T12"><text:s text:c="8"/></text:span><text:span text:style-name="T12">}</text:span></text:p>
            <text:p text:style-name="P7"><text:span text:style-name="T12"><text:s text:c="4"/></text:span></text:p>
            <text:p text:style-name="P7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1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1</text:span></text:p>
          </draw:text-box>
        </draw:frame>
        <draw:frame draw:name="Content Placeholder 2" presentation:style-name="pr5" draw:text-style-name="P2" draw:layer="layout" svg:width="23.282cm" svg:height="12.571cm" svg:x="1.27cm" svg:y="4.445cm" presentation:class="outline" presentation:user-transformed="true">
          <draw:text-box>
            <text:p text:style-name="P7"><text:span text:style-name="T12"><text:s text:c="8"/></text:span><text:span text:style-name="T12">cout &lt;&lt; "largest number: " &lt;&lt; largest &lt;&lt; endl;</text:span><text:span text:style-name="T12"><text:tab/></text:span><text:span text:style-name="T12"> </text:span></text:p>
            <text:p text:style-name="P7"><text:span text:style-name="T12"><text:s text:c="4"/></text:span></text:p>
            <text:p text:style-name="P7"><text:span text:style-name="T12"><text:s text:c="8"/></text:span><text:span text:style-name="T12">system("pause");</text:span></text:p>
            <text:p text:style-name="P7"><text:span text:style-name="T12"><text:s text:c="8"/></text:span><text:span text:style-name="T12">return 0;</text:span></text:p>
            <text:p text:style-name="P7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8" draw:text-style-name="P2" draw:layer="layout" svg:width="23.282cm" svg:height="13.122cm" svg:x="1.27cm" svg:y="4.233cm" presentation:class="outline" presentation:user-transformed="true">
          <draw:text-box>
            <text:list text:style-name="L3">
              <text:list-item>
                <text:p text:style-name="P11"><text:span text:style-name="T8">Second solution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4">We do not compare the three numbers against one another directly. <text:s/></text:span></text:p>
                  </text:list-item>
                  <text:list-item>
                    <text:p text:style-name="P11"><text:span text:style-name="T14">Instead, we examine the value of the three numbers one by one and keep track of the largest number we have seen so far. </text:span></text:p>
                  </text:list-item>
                  <text:list-item>
                    <text:p text:style-name="P11"><text:span text:style-name="T14">This is the BEST method, especially when we have more than three numbers to compa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8" draw:text-style-name="P2" draw:layer="layout" svg:width="23.282cm" svg:height="13.122cm" svg:x="1.27cm" svg:y="4.233cm" presentation:class="outline" presentation:user-transformed="true">
          <draw:text-box>
            <text:list text:style-name="L3">
              <text:list-item>
                <text:p text:style-name="P3"><text:span text:style-name="T8">To do this, we create a variable to store the largest value so far and set it to number A before we examine B and C.</text:span></text:p>
              </text:list-item>
              <text:list-item>
                <text:p text:style-name="P12"><text:span text:style-name="T8">We then compare current largest value with B. <text:s/>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If B is larger than the current largest value, then B becomes the current largest value.</text:span></text:p>
                  </text:list-item>
                </text:list>
              </text:list-item>
              <text:list-item>
                <text:p text:style-name="P12"><text:span text:style-name="T8">Next, we then compare current largest value with C. <text:s/></text:span></text:p>
                <text:list>
                  <text:list-item>
                    <text:p text:style-name="P12"><text:span text:style-name="T14">If C is larger than the current largest value, then C becomes the current largest value.</text:span></text:p>
                  </text:list-item>
                </text:list>
              </text:list-item>
            </text:list>
            <text:p text:style-name="P1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5" draw:text-style-name="P2" draw:layer="layout" svg:width="23.071cm" svg:height="13.757cm" svg:x="1.482cm" svg:y="4.022cm" presentation:class="outline" presentation:user-transformed="true">
          <draw:text-box>
            <text:list text:style-name="L3">
              <text:list-item>
                <text:p text:style-name="P7"><text:span text:style-name="T2">Pseudocode</text:span><text:span text:style-name="T12">:</text:span></text:p>
              </text:list-item>
            </text:list>
            <text:p text:style-name="P7"><text:span text:style-name="T12"/></text:p>
            <text:p text:style-name="P7"><text:span text:style-name="T12"><text:s text:c="5"/></text:span><text:span text:style-name="T14">Enter A, B and C</text:span></text:p>
            <text:p text:style-name="P7"><text:span text:style-name="T14"><text:s text:c="5"/></text:span><text:span text:style-name="T14">Current largest value = A;</text:span></text:p>
            <text:p text:style-name="P7"><text:span text:style-name="T14"><text:s text:c="5"/></text:span><text:span text:style-name="T14">If (B &gt; current largest value)</text:span></text:p>
            <text:p text:style-name="P7"><text:span text:style-name="T14"><text:s text:c="5"/></text:span><text:span text:style-name="T14">{</text:span></text:p>
            <text:p text:style-name="P7"><text:span text:style-name="T14"><text:tab/></text:span><text:span text:style-name="T14">Current largest value = B</text:span></text:p>
            <text:p text:style-name="P7"><text:span text:style-name="T14"><text:s text:c="5"/></text:span><text:span text:style-name="T14">}</text:span></text:p>
            <text:p text:style-name="P7"><text:span text:style-name="T14"><text:s text:c="5"/></text:span><text:span text:style-name="T14">If (C &gt; current largest value)</text:span></text:p>
            <text:p text:style-name="P7"><text:span text:style-name="T14"><text:s text:c="5"/></text:span><text:span text:style-name="T14">{</text:span></text:p>
            <text:p text:style-name="P7"><text:span text:style-name="T14"><text:tab/></text:span><text:span text:style-name="T14">Current largest value = C</text:span></text:p>
            <text:p text:style-name="P7"><text:span text:style-name="T14"><text:s text:c="5"/></text:span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5" draw:text-style-name="P2" draw:layer="layout" svg:width="23.282cm" svg:height="13.757cm" svg:x="1.27cm" svg:y="4.022cm" presentation:class="outline" presentation:user-transformed="true">
          <draw:text-box>
            <text:p text:style-name="P7"><text:span text:style-name="T12">// File: Lesson11P4.cpp</text:span></text:p>
            <text:p text:style-name="P7"><text:span text:style-name="T12">// Created by Man-Chi Leung on 7/6/13</text:span></text:p>
            <text:p text:style-name="P7"><text:span text:style-name="T12">// This program compares three numbers and identify the </text:span></text:p>
            <text:p text:style-name="P7"><text:span text:style-name="T12">// largest one. <text:s/>Some of them may be the same.</text:span></text:p>
            <text:p text:style-name="P7"><text:span text:style-name="T12"/></text:p>
            <text:p text:style-name="P7"><text:span text:style-name="T12">#include &lt;cstdlib&gt;</text:span></text:p>
            <text:p text:style-name="P7"><text:span text:style-name="T12">#include &lt;iostream&gt;</text:span></text:p>
            <text:p text:style-name="P7"><text:span text:style-name="T12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2.327cm" svg:x="1.27cm" svg:y="0.635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5" draw:text-style-name="P2" draw:layer="layout" svg:width="23.282cm" svg:height="17.567cm" svg:x="1.27cm" svg:y="2.54cm" presentation:class="outline" presentation:user-transformed="true">
          <draw:text-box>
            <text:p text:style-name="P7"><text:span text:style-name="T12">int main()</text:span></text:p>
            <text:p text:style-name="P7"><text:span text:style-name="T12">{</text:span></text:p>
            <text:p text:style-name="P7"><text:span text:style-name="T12"><text:s text:c="8"/></text:span><text:span text:style-name="T12">// Declare variables</text:span></text:p>
            <text:p text:style-name="P7"><text:span text:style-name="T12"><text:s text:c="8"/></text:span><text:span text:style-name="T12">double a = 0.0;</text:span></text:p>
            <text:p text:style-name="P7"><text:span text:style-name="T12"><text:s text:c="8"/></text:span><text:span text:style-name="T12">double b = 0.0;</text:span></text:p>
            <text:p text:style-name="P7"><text:span text:style-name="T12"><text:s text:c="8"/></text:span><text:span text:style-name="T12">double c = 0.0;</text:span></text:p>
            <text:p text:style-name="P7"><text:span text:style-name="T12"><text:s text:c="8"/></text:span><text:span text:style-name="T12">double largest = 0.0;</text:span></text:p>
            <text:p text:style-name="P7"><text:span text:style-name="T12"><text:s text:c="8"/></text:span></text:p>
            <text:p text:style-name="P7"><text:span text:style-name="T12"><text:s text:c="8"/></text:span><text:span text:style-name="T12">// Request input <text:s text:c="3"/></text:span></text:p>
            <text:p text:style-name="P7"><text:span text:style-name="T12"><text:s text:c="8"/></text:span><text:span text:style-name="T12">cout &lt;&lt; "Please enter three numbers." &lt;&lt; endl;</text:span></text:p>
            <text:p text:style-name="P7"><text:span text:style-name="T12"><text:s text:c="8"/></text:span><text:span text:style-name="T12">cout &lt;&lt; "First number: "; </text:span></text:p>
            <text:p text:style-name="P7"><text:span text:style-name="T12"><text:s text:c="8"/></text:span><text:span text:style-name="T12">cin &gt;&gt; a;</text:span></text:p>
            <text:p text:style-name="P7"><text:span text:style-name="T12"><text:s text:c="8"/></text:span><text:span text:style-name="T12">cout &lt;&lt; "Second number: ";</text:span></text:p>
            <text:p text:style-name="P7"><text:span text:style-name="T12"><text:s text:c="8"/></text:span><text:span text:style-name="T12">cin &gt;&gt; b;</text:span></text:p>
            <text:p text:style-name="P7"><text:span text:style-name="T12"><text:s text:c="8"/></text:span><text:span text:style-name="T12">cout &lt;&lt; "Third number: ";</text:span></text:p>
            <text:p text:style-name="P7"><text:span text:style-name="T12"><text:s text:c="8"/></text:span><text:span text:style-name="T12">cin &gt;&gt; c; <text:s text:c="6"/></text:span></text:p>
            <text:p text:style-name="P7"><text:span text:style-name="T12"><text:s text:c="8"/></text:span></text:p>
            <text:p text:style-name="P7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ue of Largest Number: Solution 2" draw:style-name="dp1" draw:master-page-name="Default_20_1" presentation:presentation-page-layout-name="AL2T11">
        <draw:frame draw:name="Title 1" presentation:style-name="pr7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11">Value of Largest Number: Solution 2</text:span></text:p>
          </draw:text-box>
        </draw:frame>
        <draw:frame draw:name="Content Placeholder 2" presentation:style-name="pr5" draw:text-style-name="P2" draw:layer="layout" svg:width="23.282cm" svg:height="15.451cm" svg:x="1.287cm" svg:y="3.175cm" presentation:class="outline" presentation:user-transformed="true">
          <draw:text-box>
            <text:p text:style-name="P7"><text:span text:style-name="T12"><text:s text:c="8"/></text:span><text:span text:style-name="T12">// Determine largest number and display result</text:span></text:p>
            <text:p text:style-name="P7"><text:span text:style-name="T12"><text:s text:c="8"/></text:span><text:span text:style-name="T12">largest = a; </text:span></text:p>
            <text:p text:style-name="P7"><text:span text:style-name="T12"><text:s text:c="8"/></text:span><text:span text:style-name="T12">if (b &gt; largest)</text:span></text:p>
            <text:p text:style-name="P7"><text:span text:style-name="T12"><text:s text:c="8"/></text:span><text:span text:style-name="T12">{</text:span></text:p>
            <text:p text:style-name="P7"><text:span text:style-name="T12"><text:s text:c="16"/></text:span><text:span text:style-name="T12">largest = b;</text:span></text:p>
            <text:p text:style-name="P7"><text:span text:style-name="T12"><text:s text:c="8"/></text:span><text:span text:style-name="T12">} <text:s text:c="2"/></text:span></text:p>
            <text:p text:style-name="P7"><text:span text:style-name="T12"><text:s text:c="8"/></text:span><text:span text:style-name="T12">if (c &gt; largest)</text:span></text:p>
            <text:p text:style-name="P7"><text:span text:style-name="T12"><text:s text:c="8"/></text:span><text:span text:style-name="T12">{</text:span></text:p>
            <text:p text:style-name="P7"><text:span text:style-name="T12"><text:s text:c="16"/></text:span><text:span text:style-name="T12">largest = c;</text:span></text:p>
            <text:p text:style-name="P7"><text:span text:style-name="T12"><text:s text:c="8"/></text:span><text:span text:style-name="T12">} </text:span></text:p>
            <text:p text:style-name="P7"><text:span text:style-name="T12"><text:s text:c="8"/></text:span><text:span text:style-name="T12">cout &lt;&lt; "Largest number: " &lt;&lt; largest &lt;&lt; endl; <text:s text:c="2"/></text:span></text:p>
            <text:p text:style-name="P7"><text:span text:style-name="T12"><text:s text:c="8"/></text:span></text:p>
            <text:p text:style-name="P7"><text:span text:style-name="T12"><text:s text:c="8"/></text:span><text:span text:style-name="T12">system("pause");</text:span></text:p>
            <text:p text:style-name="P7"><text:span text:style-name="T12"><text:s text:c="8"/></text:span><text:span text:style-name="T12">return 0;</text:span></text:p>
            <text:p text:style-name="P7"><text:span text:style-name="T12">}</text:span></text:p>
            <text:p text:style-name="P7"><text:span text:style-name="T12"><text:s text:c="4"/></text:span></text:p>
            <text:p text:style-name="P7"><text:span text:style-name="T12">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09">3/9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3-09">3/9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52"/>
    <meta:generator>OpenOffice/4.1.1$Win32 OpenOffice.org_project/411m6$Build-9775</meta:generator>
  </office:meta>
</office:document-meta>
</file>